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9.4cm"/>
    </style:style>
    <style:style style:name="gr6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438cm" draw:shadow="hidden"/>
    </style:style>
    <style:style style:name="gr7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8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34cm" fo:min-width="1.185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0.996cm" fo:min-width="2.602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3.25cm" fo:min-width="9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5" style:family="paragraph">
      <loext:graphic-properties draw:opacity="0%"/>
      <style:paragraph-properties fo:text-align="center"/>
      <style:text-properties fo:font-size="7pt"/>
    </style:style>
    <style:style style:name="P6" style:family="paragraph">
      <loext:graphic-properties draw:fill="none"/>
      <style:paragraph-properties fo:text-align="center"/>
      <style:text-properties fo:font-size="7pt"/>
    </style:style>
    <style:style style:name="P7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1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Verdana" fo:font-size="7pt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102cm" svg:height="1.282cm" svg:x="14.7cm" svg:y="8.883cm">
          <text:p text:style-name="P1"><text:span text:style-name="T1">S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381cm" svg:height="1.283cm" svg:x="15.061cm" svg:y="6.2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102cm" svg:height="1.282cm" svg:x="14.7cm" svg:y="4.3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252cm" svg:y1="6.253cm" svg:x2="16.251cm" svg:y2="5.604cm" draw:start-shape="id1" draw:start-glue-point="4" draw:end-shape="id2" draw:end-glue-point="2" svg:d="M16252 6253l-1-649" svg:viewBox="0 0 2 650">
          <text:p/>
        </draw:connector>
        <draw:custom-shape draw:style-name="gr2" draw:text-style-name="P3" xml:id="id3" draw:id="id3" draw:layer="layout" svg:width="2.381cm" svg:height="1.283cm" svg:x="11.861cm" svg:y="6.2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102cm" svg:height="1.282cm" svg:x="11.5cm" svg:y="4.322cm">
          <text:p text:style-name="P4"><text:span text:style-name="T2">Entry/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052cm" svg:y1="6.253cm" svg:x2="13.051cm" svg:y2="5.604cm" draw:start-shape="id3" draw:start-glue-point="4" draw:end-shape="id4" draw:end-glue-point="2" svg:d="M13052 6253l-1-649" svg:viewBox="0 0 2 650">
          <text:p/>
        </draw:connector>
        <draw:custom-shape draw:style-name="gr2" draw:text-style-name="P3" xml:id="id5" draw:id="id5" draw:layer="layout" svg:width="2.381cm" svg:height="1.283cm" svg:x="18.261cm" svg:y="6.2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102cm" svg:height="1.282cm" svg:x="17.9cm" svg:y="4.3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452cm" svg:y1="6.253cm" svg:x2="19.451cm" svg:y2="5.604cm" draw:start-shape="id5" draw:start-glue-point="4" draw:end-shape="id6" draw:end-glue-point="2" svg:d="M19452 6253l-1-649" svg:viewBox="0 0 2 650">
          <text:p/>
        </draw:connector>
        <draw:custom-shape draw:style-name="gr5" draw:text-style-name="P5" xml:id="id8" draw:id="id8" draw:layer="layout" svg:width="9.9cm" svg:height="3.6cm" svg:x="11.3cm" svg:y="4.1cm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6.251cm" svg:y1="8.883cm" svg:x2="16.25cm" svg:y2="7.7cm" draw:start-shape="id7" draw:start-glue-point="0" draw:end-shape="id8" draw:end-glue-point="2" svg:d="M16251 8883l-1-1183" svg:viewBox="0 0 2 1184">
          <text:p/>
        </draw:connector>
        <draw:custom-shape draw:style-name="gr6" draw:text-style-name="P7" xml:id="id11" draw:id="id11" draw:layer="layout" svg:width="1.875cm" svg:height="1.875cm" svg:x="15.325cm" svg:y="16.3cm">
          <text:p text:style-name="P1"><text:span text:style-name="T1">Collided</text:span></text:p>
          <text:p text:style-name="P1"><text:span text:style-name="T1">Barri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xml:id="id10" draw:id="id10" draw:layer="layout" svg:width="3.102cm" svg:height="1.282cm" svg:x="14.7cm" svg:y="14.004cm">
          <text:p text:style-name="P8"><text:span text:style-name="T3">Extruded 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875cm" svg:height="1.875cm" svg:x="15.325cm" svg:y="11.229cm">
          <text:p text:style-name="P8"><text:span text:style-name="T1">Get</text:span></text:p>
          <text:p text:style-name="P8"><text:span text:style-name="T1">Extruded</text:span></text:p>
          <text:p text:style-name="P8"><text:span text:style-name="T1">F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16.263cm" svg:y1="13.104cm" svg:x2="16.251cm" svg:y2="14.004cm" draw:start-shape="id9" draw:start-glue-point="6" draw:end-shape="id10" draw:end-glue-point="0" svg:d="M16263 13104l-12 900" svg:viewBox="0 0 13 901">
          <text:p/>
        </draw:connector>
        <draw:custom-shape draw:style-name="gr8" draw:text-style-name="P12" xml:id="id12" draw:id="id12" draw:layer="layout" svg:width="3.102cm" svg:height="1.282cm" svg:x="14.7cm" svg:y="19cm">
          <text:p text:style-name="P11"><text:span text:style-name="T3">B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svg:x1="16.263cm" svg:y1="18.175cm" svg:x2="16.251cm" svg:y2="19cm" draw:start-shape="id11" draw:start-glue-point="6" draw:end-shape="id12" draw:end-glue-point="0" svg:d="M16263 18175v409h-12v416" svg:viewBox="0 0 13 826">
          <text:p/>
        </draw:connector>
        <draw:connector draw:style-name="gr4" draw:text-style-name="P10" draw:layer="layout" draw:type="line" svg:x1="14.7cm" svg:y1="9.524cm" svg:x2="13.681cm" svg:y2="9.559cm" draw:start-shape="id7" draw:start-glue-point="3" svg:d="M14700 9524l-1019 35" svg:viewBox="0 0 1020 36">
          <text:p/>
        </draw:connector>
        <draw:custom-shape draw:style-name="gr3" draw:text-style-name="P13" xml:id="id13" draw:id="id13" draw:layer="layout" svg:width="3.102cm" svg:height="1.282cm" svg:x="7.798cm" svg:y="8.918cm">
          <text:p text:style-name="P4"><text:span text:style-name="T2">Side Edges Except</text:span><text:span text:style-name="T2"><text:line-break/></text:span><text:span text:style-name="T2">Side Edge near 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11.9cm" svg:y1="9.559cm" svg:x2="10.9cm" svg:y2="9.559cm" draw:end-shape="id13" draw:end-glue-point="1" svg:d="M11900 9559h-1000" svg:viewBox="0 0 1001 1">
          <text:p/>
        </draw:connector>
        <draw:custom-shape draw:style-name="gr9" draw:text-style-name="P3" xml:id="id14" draw:id="id14" draw:layer="layout" svg:width="2.381cm" svg:height="1.248cm" svg:x="22.861cm" svg:y="19.99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5" draw:id="id15" draw:layer="layout" svg:width="3.102cm" svg:height="1.246cm" svg:x="22.5cm" svg:y="18.116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4.052cm" svg:y1="19.993cm" svg:x2="24.051cm" svg:y2="19.362cm" draw:start-shape="id14" draw:start-glue-point="4" draw:end-shape="id15" draw:end-glue-point="2" svg:d="M24052 19993l-1-631" svg:viewBox="0 0 2 632">
          <text:p/>
        </draw:connector>
        <draw:custom-shape draw:style-name="gr9" draw:text-style-name="P3" xml:id="id16" draw:id="id16" draw:layer="layout" svg:width="2.381cm" svg:height="1.248cm" svg:x="19.661cm" svg:y="19.99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7" draw:id="id17" draw:layer="layout" svg:width="3.102cm" svg:height="1.246cm" svg:x="19.3cm" svg:y="18.116cm">
          <text:p text:style-name="P4"><text:span text:style-name="T2">Minor S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0.852cm" svg:y1="19.993cm" svg:x2="20.851cm" svg:y2="19.362cm" draw:start-shape="id16" draw:start-glue-point="4" draw:end-shape="id17" draw:end-glue-point="2" svg:d="M20852 19993l-1-631" svg:viewBox="0 0 2 632">
          <text:p/>
        </draw:connector>
        <draw:custom-shape draw:style-name="gr9" draw:text-style-name="P3" xml:id="id18" draw:id="id18" draw:layer="layout" svg:width="2.381cm" svg:height="1.248cm" svg:x="26.061cm" svg:y="19.99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9" draw:id="id19" draw:layer="layout" svg:width="3.102cm" svg:height="1.246cm" svg:x="25.7cm" svg:y="18.116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252cm" svg:y1="19.993cm" svg:x2="27.251cm" svg:y2="19.362cm" draw:start-shape="id18" draw:start-glue-point="4" draw:end-shape="id19" draw:end-glue-point="2" svg:d="M27252 19993l-1-631" svg:viewBox="0 0 2 632">
          <text:p/>
        </draw:connector>
        <draw:custom-shape draw:style-name="gr11" draw:text-style-name="P5" xml:id="id20" draw:id="id20" draw:layer="layout" svg:width="9.9cm" svg:height="3.5cm" svg:x="19.1cm" svg:y="17.9cm">
          <text:p/>
          <draw:enhanced-geometry svg:viewBox="0 0 21600 21600" draw:type="rectangle" draw:enhanced-path="M 0 0 L 21600 0 21600 21600 0 21600 0 0 Z N"/>
        </draw:custom-shape>
        <draw:connector draw:style-name="gr4" draw:text-style-name="P10" draw:layer="layout" draw:type="line" svg:x1="16.251cm" svg:y1="10.165cm" svg:x2="16.263cm" svg:y2="11.229cm" draw:start-shape="id7" draw:start-glue-point="2" draw:end-shape="id9" draw:end-glue-point="4" svg:d="M16251 10165l12 1064" svg:viewBox="0 0 13 1065">
          <text:p/>
        </draw:connector>
        <draw:connector draw:style-name="gr4" draw:text-style-name="P10" draw:layer="layout" draw:type="line" svg:x1="16.251cm" svg:y1="15.286cm" svg:x2="16.262cm" svg:y2="16.3cm" draw:start-shape="id10" draw:start-glue-point="2" draw:end-shape="id11" svg:d="M16251 15286l11 1014" svg:viewBox="0 0 12 1015">
          <text:p/>
        </draw:connector>
        <draw:custom-shape draw:style-name="gr6" draw:text-style-name="P14" draw:layer="layout" svg:width="1.875cm" svg:height="1.875cm" svg:x="11.825cm" svg:y="8.625cm">
          <text:p text:style-name="P8"><text:span text:style-name="T1">Get Side</text:span></text:p>
          <text:p text:style-name="P8"><text:span text:style-name="T1">Ed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17.802cm" svg:y1="19.641cm" svg:x2="19.1cm" svg:y2="19.65cm" draw:start-shape="id12" draw:start-glue-point="1" draw:end-shape="id20" draw:end-glue-point="3" svg:d="M17802 19641l1298 9" svg:viewBox="0 0 1299 10">
          <text:p/>
        </draw:connector>
        <draw:custom-shape draw:style-name="gr6" draw:text-style-name="P14" xml:id="id21" draw:id="id21" draw:layer="layout" svg:width="1.875cm" svg:height="1.875cm" svg:x="8.425cm" svg:y="14.1cm">
          <text:p text:style-name="P8"><text:span text:style-name="T1">Each</text:span></text:p>
          <text:p text:style-name="P8"><text:span text:style-name="T1">Side Must</text:span></text:p>
          <text:p text:style-name="P8"><text:span text:style-name="T1">Have</text:span></text:p>
          <text:p text:style-name="P8"><text:span text:style-name="T1">Barri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9.349cm" svg:y1="10.2cm" svg:x2="9.363cm" svg:y2="14.1cm" draw:start-shape="id13" draw:start-glue-point="2" draw:end-shape="id21" draw:end-glue-point="4" svg:d="M9349 10200l14 3900" svg:viewBox="0 0 15 3901">
          <text:p/>
        </draw:connector>
        <draw:connector draw:style-name="gr4" draw:text-style-name="P10" draw:layer="layout" svg:x1="14.7cm" svg:y1="19.641cm" svg:x2="9.363cm" svg:y2="15.975cm" draw:start-shape="id12" draw:start-glue-point="3" draw:end-shape="id21" draw:end-glue-point="6" svg:d="M14700 19641h-5337v-3666" svg:viewBox="0 0 5338 3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30T14:05:54.889000000</dc:date>
    <meta:editing-duration>PT42M49S</meta:editing-duration>
    <meta:editing-cycles>10</meta:editing-cycles>
    <meta:generator>LibreOffice/6.0.3.2$Windows_X86_64 LibreOffice_project/8f48d515416608e3a835360314dac7e47fd0b821</meta:generator>
    <meta:document-statistic meta:object-count="38"/>
  </office:meta>
</office:document-meta>
</file>